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794cm" svg:y1="1.27cm" svg:x2="6.604cm" svg:y2="1.27cm">
          <text:p/>
        </draw:line>
        <draw:frame draw:style-name="gr2" draw:text-style-name="P2" draw:layer="layout" svg:width="3.048cm" svg:height="1.191cm" svg:x="0.762cm" svg:y="0.762cm">
          <draw:text-box>
            <text:p>시작.</text:p>
          </draw:text-box>
        </draw:frame>
        <draw:frame draw:style-name="gr3" draw:text-style-name="P2" draw:layer="layout" svg:width="4.826cm" svg:height="1.191cm" svg:x="7.112cm" svg:y="0.508cm">
          <draw:text-box>
            <text:p>1.환경설정</text:p>
          </draw:text-box>
        </draw:frame>
        <draw:frame draw:style-name="gr3" draw:text-style-name="P2" draw:layer="layout" svg:width="4.826cm" svg:height="1.191cm" svg:x="7.112cm" svg:y="2.032cm">
          <draw:text-box>
            <text:p>2.새로하</text:p>
          </draw:text-box>
        </draw:frame>
        <draw:frame draw:style-name="gr3" draw:text-style-name="P2" draw:layer="layout" svg:width="4.826cm" svg:height="1.191cm" svg:x="7.112cm" svg:y="3.889cm">
          <draw:text-box>
            <text:p>3.불러오기.</text:p>
          </draw:text-box>
        </draw:frame>
        <draw:frame draw:style-name="gr3" draw:text-style-name="P2" draw:layer="layout" svg:width="4.826cm" svg:height="0.962cm" svg:x="7.112cm" svg:y="5.413cm">
          <draw:text-box>
            <text:p>4.explain</text:p>
          </draw:text-box>
        </draw:frame>
        <draw:frame draw:style-name="gr3" draw:text-style-name="P2" draw:layer="layout" svg:width="4.826cm" svg:height="1.191cm" svg:x="0.254cm" svg:y="10.922cm">
          <draw:text-box>
            <text:p>2.새로하</text:p>
          </draw:text-box>
        </draw:frame>
        <draw:line draw:style-name="gr1" draw:text-style-name="P1" draw:layer="layout" svg:x1="3.556cm" svg:y1="11.43cm" svg:x2="7.366cm" svg:y2="11.43cm">
          <text:p/>
        </draw:line>
        <draw:line draw:style-name="gr1" draw:text-style-name="P1" draw:layer="layout" svg:x1="10.922cm" svg:y1="4.572cm" svg:x2="14.732cm" svg:y2="4.572cm">
          <text:p/>
        </draw:line>
        <draw:frame draw:style-name="gr3" draw:text-style-name="P2" draw:layer="layout" svg:width="3.302cm" svg:height="2.384cm" svg:x="7.874cm" svg:y="10.773cm">
          <draw:text-box>
            <text:p>choose slot to add</text:p>
          </draw:text-box>
        </draw:frame>
        <draw:line draw:style-name="gr1" draw:text-style-name="P1" draw:layer="layout" svg:x1="10.922cm" svg:y1="11.43cm" svg:x2="14.732cm" svg:y2="11.43cm">
          <text:p/>
        </draw:line>
        <draw:frame draw:style-name="gr3" draw:text-style-name="P2" draw:layer="layout" svg:width="4.826cm" svg:height="0.962cm" svg:x="7.366cm" svg:y="7.112cm">
          <draw:text-box>
            <text:p>5.quit</text:p>
          </draw:text-box>
        </draw:frame>
        <draw:frame draw:style-name="gr3" draw:text-style-name="P2" draw:layer="layout" svg:width="3.302cm" svg:height="1.673cm" svg:x="14.986cm" svg:y="3.915cm">
          <draw:text-box>
            <text:p><text:s/>Slot 1,2,3</text:p>
          </draw:text-box>
        </draw:frame>
        <draw:line draw:style-name="gr1" draw:text-style-name="P1" draw:layer="layout" svg:x1="10.668cm" svg:y1="6.096cm" svg:x2="14.478cm" svg:y2="6.096cm">
          <text:p/>
        </draw:line>
        <draw:frame draw:style-name="gr3" draw:text-style-name="P2" draw:layer="layout" svg:width="3.302cm" svg:height="1.673cm" svg:x="14.732cm" svg:y="5.334cm">
          <draw:text-box>
            <text:p><text:s/>Slot 1,2,3</text:p>
          </draw:text-box>
        </draw:frame>
        <draw:frame draw:style-name="gr4" draw:text-style-name="P2" draw:layer="layout" svg:width="3.302cm" svg:height="1.524cm" svg:x="14.732cm" svg:y="10.922cm">
          <draw:text-box>
            <text:p>story</text:p>
          </draw:text-box>
        </draw:frame>
        <draw:frame draw:style-name="gr2" draw:text-style-name="P2" draw:layer="layout" svg:width="3.302cm" svg:height="2.384cm" svg:x="20.574cm" svg:y="10.922cm">
          <draw:text-box>
            <text:p>Game</text:p>
            <text:p>-save</text:p>
            <text:p>-quit</text:p>
          </draw:text-box>
        </draw:frame>
        <draw:line draw:style-name="gr1" draw:text-style-name="P1" draw:layer="layout" svg:x1="16.51cm" svg:y1="11.684cm" svg:x2="20.32cm" svg:y2="11.68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20:59:45.574584468</meta:creation-date>
    <dc:date>2020-09-12T21:16:15.355414947</dc:date>
    <meta:editing-duration>PT4M7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